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2000001640C45BBAD.png" manifest:media-type="image/png"/>
  <manifest:file-entry manifest:full-path="Pictures/10000001000002AE0000019EFE2ABA28.png" manifest:media-type="image/png"/>
  <manifest:file-entry manifest:full-path="Pictures/10000001000002A3000001AE153AD3BB.png" manifest:media-type="image/png"/>
  <manifest:file-entry manifest:full-path="Pictures/10000001000002D6000001B952C24366.png" manifest:media-type="image/png"/>
  <manifest:file-entry manifest:full-path="Pictures/10000001000002DE000001D68ADA94C0.png" manifest:media-type="image/png"/>
  <manifest:file-entry manifest:full-path="Pictures/100000010000029E000001BF2033CDED.png" manifest:media-type="image/png"/>
  <manifest:file-entry manifest:full-path="Pictures/10000001000002A000000162E27109FC.png" manifest:media-type="image/png"/>
  <manifest:file-entry manifest:full-path="Pictures/10000001000002A4000001F78518E835.png" manifest:media-type="image/png"/>
  <manifest:file-entry manifest:full-path="Pictures/10000001000006170000027370C59F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a9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2" text:anchor-type="char" svg:x="-0.582cm" svg:y="2.17cm" svg:width="17cm" svg:height="10.259cm" draw:z-index="1"><draw:image xlink:href="Pictures/10000001000002AE0000019EFE2ABA2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<draw:frame draw:style-name="fr1" draw:name="Figura1 Copia 1" text:anchor-type="char" svg:x="-0.529cm" svg:y="0.392cm" svg:width="17cm" svg:height="10.324cm" draw:z-index="2"><draw:image xlink:href="Pictures/10000001000002D6000001B952C24366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1" draw:name="Figura1" text:anchor-type="char" svg:x="0cm" svg:y="0.24cm" svg:width="17cm" svg:height="10.885cm" draw:z-index="0"><draw:image xlink:href="Pictures/10000001000002DE000001D68ADA94C0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Figura3" text:anchor-type="char" svg:width="17cm" svg:height="10.83cm" draw:z-index="3"><draw:image xlink:href="Pictures/10000001000002A3000001AE153AD3BB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Figura4" text:anchor-type="char" svg:width="17cm" svg:height="8.77cm" draw:z-index="4"><draw:image xlink:href="Pictures/10000001000002B2000001640C45BBAD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Figura5" text:anchor-type="char" svg:width="17cm" svg:height="8.954cm" draw:z-index="5"><draw:image xlink:href="Pictures/10000001000002A000000162E27109F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6" text:anchor-type="char" svg:width="17cm" svg:height="12.649cm" draw:z-index="6"><draw:image xlink:href="Pictures/10000001000002A4000001F78518E835.png" xlink:type="simple" xlink:show="embed" xlink:actuate="onLoad" draw:mime-type="image/png"/></draw:frame><text:soft-page-break/></text:p>
      <text:p text:style-name="Standard"><draw:frame draw:style-name="fr1" draw:name="Figura7" text:anchor-type="char" svg:x="-0.026cm" svg:y="0.402cm" svg:width="17cm" svg:height="11.342cm" draw:z-index="7"><draw:image xlink:href="Pictures/100000010000029E000001BF2033CDED.png" xlink:type="simple" xlink:show="embed" xlink:actuate="onLoad" draw:mime-type="image/png"/></draw:frame></text:p>
      <text:p text:style-name="Standard"><draw:frame draw:style-name="fr3" draw:name="Figura8" text:anchor-type="char" svg:width="17cm" svg:height="6.837cm" draw:z-index="8"><draw:image xlink:href="Pictures/10000001000006170000027370C59F9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7T10:22:45.841000000</meta:creation-date>
    <dc:date>2025-06-17T11:11:33.293000000</dc:date>
    <meta:editing-duration>PT48M47S</meta:editing-duration>
    <meta:editing-cycles>2</meta:editing-cycles>
    <meta:generator>LibreOffice/24.8.6.2$Windows_X86_64 LibreOffice_project/6d98ba145e9a8a39fc57bcc76981d1fb1316c60c</meta:generator>
    <meta:document-statistic meta:table-count="0" meta:image-count="9" meta:object-count="0" meta:page-count="6" meta:paragraph-count="0" meta:word-count="0" meta:character-count="0" meta:non-whitespace-character-count="0"/>
  </office:meta>
</office:document-meta>
</file>